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3333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stroke="none" draw:fill-color="#6666ff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274cm" fo:min-width="1.02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draw:stroke="none" draw:stroke-dash="_32__20_Dots_20_1_20_Dash" svg:stroke-width="0cm" svg:stroke-color="#000000" draw:fill="none" draw:fill-color="#ffffff" draw:textarea-horizontal-align="left" draw:auto-grow-height="true" draw:auto-grow-width="true" fo:min-height="0.289cm" fo:min-width="0.722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1.274cm" fo:min-width="1.024cm"/>
    </style:style>
    <style:style style:name="gr7" style:family="graphic" style:parent-style-name="objectwithoutfill">
      <style:graphic-properties svg:stroke-width="0.025cm" draw:marker-start-width="0.237cm" draw:marker-end="Arrow" draw:marker-end-width="0.076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1.085cm" fo:min-width="0.83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color="#ffffff"/>
    </style:style>
    <style:style style:name="P3" style:family="paragraph">
      <loext:graphic-properties draw:fill-color="#6666ff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000000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color="#000000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Ubuntu Mono"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000000"/>
    </style:style>
    <style:style style:name="P11" style:family="paragraph">
      <loext:graphic-properties draw:fill="solid" draw:fill-color="#ffffff"/>
      <style:paragraph-properties fo:text-align="center"/>
    </style:style>
    <style:style style:name="T1" style:family="text">
      <style:text-properties fo:color="#ffffff" style:font-name="Ubuntu Mono" fo:font-size="8pt" style:font-size-asian="8pt" style:font-size-complex="8pt"/>
    </style:style>
    <style:style style:name="T2" style:family="text">
      <style:text-properties fo:color="#000000" style:font-name="Ubuntu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5.817cm" svg:y="0.379cm">
          <text:p text:style-name="P1"><text:span text:style-name="T1">IC(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6.579cm" svg:y="0.379cm">
          <text:p text:style-name="P1"><text:span text:style-name="T1">IC(3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817cm" svg:y="1.141cm">
          <text:p text:style-name="P1"><text:span text:style-name="T1">IC(2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762cm" svg:height="0.762cm" svg:x="6.579cm" svg:y="1.141cm">
          <text:p text:style-name="P1"><text:span text:style-name="T1">IC(1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524cm" svg:height="1.524cm" svg:x="3.093cm" svg:y="0.379cm"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08cm" svg:height="0.508cm" svg:x="3.22cm" svg:y="1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3.982cm" svg:y="0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1.222cm" svg:height="0.539cm" svg:x="4.693cm" svg:y="0.862cm">
          <draw:text-box>
            <text:p text:style-name="P7"><text:span text:style-name="T2">DelP</text:span></text:p>
          </draw:text-box>
        </draw:frame>
        <draw:custom-shape draw:style-name="gr6" draw:text-style-name="P9" draw:layer="layout" svg:width="1.524cm" svg:height="1.524cm" svg:x="5.82cm" svg:y="0.37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0" draw:layer="layout" svg:x1="4.817cm" svg:y1="1.268cm" svg:x2="4.817cm" svg:y2="0.887cm">
          <text:p/>
        </draw:line>
        <draw:line draw:style-name="gr7" draw:text-style-name="P10" draw:layer="layout" svg:x1="5.617cm" svg:y1="1.275cm" svg:x2="5.617cm" svg:y2="0.894cm">
          <text:p/>
        </draw:line>
        <draw:custom-shape draw:style-name="gr8" draw:text-style-name="P11" draw:layer="layout" svg:width="1.778cm" svg:height="1.778cm" svg:x="0.102cm" svg:y="0.1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3108.263069139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6" draw:layer="layout" svg:width="0.508cm" svg:height="0.508cm" svg:x="0.22cm" svg:y="1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0.982cm" svg:y="0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1.222cm" svg:height="0.539cm" svg:x="1.993cm" svg:y="0.863cm">
          <draw:text-box>
            <text:p text:style-name="P7"><text:span text:style-name="T2">DelP</text:span></text:p>
          </draw:text-box>
        </draw:frame>
        <draw:line draw:style-name="gr7" draw:text-style-name="P10" draw:layer="layout" svg:x1="2.117cm" svg:y1="1.269cm" svg:x2="2.117cm" svg:y2="0.888cm">
          <text:p/>
        </draw:line>
        <draw:line draw:style-name="gr7" draw:text-style-name="P10" draw:layer="layout" svg:x1="2.917cm" svg:y1="1.276cm" svg:x2="2.917cm" svg:y2="0.8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442cm" fo:page-height="2.0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11:32:01.131925439</meta:creation-date>
    <dc:date>2015-10-16T12:23:38.107356716</dc:date>
    <meta:editing-duration>PT6M5S</meta:editing-duration>
    <meta:editing-cycles>3</meta:editing-cycles>
    <meta:generator>LibreOffice/4.4.2.2$Linux_X86_64 LibreOffice_project/40m0$Build-2</meta:generator>
    <meta:document-statistic meta:object-count="17"/>
  </office:meta>
</office:document-meta>
</file>